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_5f_FINALIZADAS" style:display-name="TABLA_RECEPCIONES_FINALIZADAS" style:family="table">
      <style:table-properties style:width="10.1118in" fo:margin-left="0in" fo:margin-right="0.0035in" table:align="margins"/>
    </style:style>
    <style:style style:name="TABLA_5f_RECEPCIONES_5f_FINALIZADAS.A" style:display-name="TABLA_RECEPCIONES_FINALIZADAS.A" style:family="table-column">
      <style:table-column-properties style:column-width="1.3104in" style:rel-column-width="8495*"/>
    </style:style>
    <style:style style:name="TABLA_5f_RECEPCIONES_5f_FINALIZADAS.B" style:display-name="TABLA_RECEPCIONES_FINALIZADAS.B" style:family="table-column">
      <style:table-column-properties style:column-width="1.1875in" style:rel-column-width="7698*"/>
    </style:style>
    <style:style style:name="TABLA_5f_RECEPCIONES_5f_FINALIZADAS.C" style:display-name="TABLA_RECEPCIONES_FINALIZADAS.C" style:family="table-column">
      <style:table-column-properties style:column-width="1.1236in" style:rel-column-width="7284*"/>
    </style:style>
    <style:style style:name="TABLA_5f_RECEPCIONES_5f_FINALIZADAS.D" style:display-name="TABLA_RECEPCIONES_FINALIZADAS.D" style:family="table-column">
      <style:table-column-properties style:column-width="2.2493in" style:rel-column-width="14578*"/>
    </style:style>
    <style:style style:name="TABLA_5f_RECEPCIONES_5f_FINALIZADAS.E" style:display-name="TABLA_RECEPCIONES_FINALIZADAS.E" style:family="table-column">
      <style:table-column-properties style:column-width="1.6868in" style:rel-column-width="10933*"/>
    </style:style>
    <style:style style:name="TABLA_5f_RECEPCIONES_5f_FINALIZADAS.F" style:display-name="TABLA_RECEPCIONES_FINALIZADAS.F" style:family="table-column">
      <style:table-column-properties style:column-width="1.1875in" style:rel-column-width="7694*"/>
    </style:style>
    <style:style style:name="TABLA_5f_RECEPCIONES_5f_FINALIZADAS.G" style:display-name="TABLA_RECEPCIONES_FINALIZADAS.G" style:family="table-column">
      <style:table-column-properties style:column-width="1.366in" style:rel-column-width="8853*"/>
    </style:style>
    <style:style style:name="TABLA_5f_RECEPCIONES_5f_FINALIZADAS.1" style:display-name="TABLA_RECEPCIONES_FINALIZADAS.1" style:family="table-row">
      <style:table-row-properties fo:keep-together="auto"/>
    </style:style>
    <style:style style:name="TABLA_5f_RECEPCIONES_5f_FINALIZADAS.A1" style:display-name="TABLA_RECEPCIONES_FINALIZADAS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_5f_FINALIZADAS.G1" style:display-name="TABLA_RECEPCIONES_FINALIZADAS.G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A_5f_RECEPCIONES_5f_FINALIZADAS.2" style:display-name="TABLA_RECEPCIONES_FINALIZADAS.2" style:family="table-row">
      <style:table-row-properties style:min-row-height="0.4674in" fo:keep-together="auto"/>
    </style:style>
    <style:style style:name="TABLA_5f_RECEPCIONES_5f_FINALIZADAS.A2" style:display-name="TABLA_RECEPCIONES_FINALIZADA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B2" style:display-name="TABLA_RECEPCIONES_FINALIZADA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C2" style:display-name="TABLA_RECEPCIONES_FINALIZADA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D2" style:display-name="TABLA_RECEPCIONES_FINALIZADAS.D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E2" style:display-name="TABLA_RECEPCIONES_FINALIZADAS.E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F2" style:display-name="TABLA_RECEPCIONES_FINALIZADAS.F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G2" style:display-name="TABLA_RECEPCIONES_FINALIZADAS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507282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49a0ff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49a0ff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392c47" style:font-name-asian="Arial1" style:font-size-asian="8pt" style:font-name-complex="Arial1" style:font-size-complex="8pt"/>
    </style:style>
    <style:style style:name="P8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7a5c2" officeooo:paragraph-rsid="0047a5c2" style:font-name-asian="Arial1" style:font-size-asian="8pt" style:font-weight-asian="bold" style:font-name-complex="Arial1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b5e99" officeooo:paragraph-rsid="004b5e99" style:font-name-asian="Arial1" style:font-size-asian="8pt" style:font-weight-asian="bold" style:font-name-complex="Arial1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b5e99" officeooo:paragraph-rsid="004b5e99" style:font-name-asian="Arial1" style:font-size-asian="8pt" style:font-name-complex="Arial1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fa72b" officeooo:paragraph-rsid="004fa72b" style:font-name-asian="Arial1" style:font-size-asian="8pt" style:font-name-complex="Arial1" style:font-size-complex="8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rsid="0045ad30" officeooo:paragraph-rsid="0045ad30" style:font-name-asian="Arial1" style:font-size-asian="15pt" style:font-weight-asian="bold" style:font-name-complex="Arial1" style:font-size-complex="15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1" fo:font-size="10pt" style:font-name-asian="Arial1" style:font-size-asian="10pt" style:font-name-complex="Arial1" style:font-size-complex="10pt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fo:font-weight="bold" officeooo:rsid="003331a7" style:font-weight-asian="bold" style:font-weight-complex="bold"/>
    </style:style>
    <style:style style:name="T5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5">- Altas de Bienes de Consumo -</text:p>
      <text:p text:style-name="P2"/>
      <text:p text:style-name="P7"/>
      <table:table table:name="TABLA_RECEPCIONES_FINALIZADAS" table:style-name="TABLA_5f_RECEPCIONES_5f_FINALIZADAS">
        <table:table-column table:style-name="TABLA_5f_RECEPCIONES_5f_FINALIZADAS.A"/>
        <table:table-column table:style-name="TABLA_5f_RECEPCIONES_5f_FINALIZADAS.B"/>
        <table:table-column table:style-name="TABLA_5f_RECEPCIONES_5f_FINALIZADAS.C"/>
        <table:table-column table:style-name="TABLA_5f_RECEPCIONES_5f_FINALIZADAS.D"/>
        <table:table-column table:style-name="TABLA_5f_RECEPCIONES_5f_FINALIZADAS.E"/>
        <table:table-column table:style-name="TABLA_5f_RECEPCIONES_5f_FINALIZADAS.F"/>
        <table:table-column table:style-name="TABLA_5f_RECEPCIONES_5f_FINALIZADAS.G"/>
        <table:table-header-rows>
          <table:table-row table:style-name="TABLA_5f_RECEPCIONES_5f_FINALIZADAS.1">
            <table:table-cell table:style-name="TABLA_5f_RECEPCIONES_5f_FINALIZADAS.A1" office:value-type="string">
              <text:p text:style-name="P9">Fecha</text:p>
            </table:table-cell>
            <table:table-cell table:style-name="TABLA_5f_RECEPCIONES_5f_FINALIZADAS.A1" office:value-type="string">
              <text:p text:style-name="P9">Comprobante </text:p>
            </table:table-cell>
            <table:table-cell table:style-name="TABLA_5f_RECEPCIONES_5f_FINALIZADAS.A1" office:value-type="string">
              <text:p text:style-name="P10">Tipo de Bien</text:p>
            </table:table-cell>
            <table:table-cell table:style-name="TABLA_5f_RECEPCIONES_5f_FINALIZADAS.A1" office:value-type="string">
              <text:p text:style-name="P10">Descripción del Bien</text:p>
            </table:table-cell>
            <table:table-cell table:style-name="TABLA_5f_RECEPCIONES_5f_FINALIZADAS.A1" office:value-type="string">
              <text:p text:style-name="P9">Cantidad</text:p>
            </table:table-cell>
            <table:table-cell table:style-name="TABLA_5f_RECEPCIONES_5f_FINALIZADAS.A1" office:value-type="string">
              <text:p text:style-name="P11">Valor</text:p>
            </table:table-cell>
            <table:table-cell table:style-name="TABLA_5f_RECEPCIONES_5f_FINALIZADAS.G1" office:value-type="string">
              <text:p text:style-name="P11">Total</text:p>
            </table:table-cell>
          </table:table-row>
        </table:table-header-rows>
        <table:table-row table:style-name="TABLA_5f_RECEPCIONES_5f_FINALIZADAS.2">
          <table:table-cell table:style-name="TABLA_5f_RECEPCIONES_5f_FINALIZADAS.A2" office:value-type="string">
            <text:p text:style-name="P12">[FECHA_CONSUMO]</text:p>
          </table:table-cell>
          <table:table-cell table:style-name="TABLA_5f_RECEPCIONES_5f_FINALIZADAS.B2" office:value-type="string">
            <text:p text:style-name="P12">[COMPROBANTE]</text:p>
          </table:table-cell>
          <table:table-cell table:style-name="TABLA_5f_RECEPCIONES_5f_FINALIZADAS.C2" office:value-type="string">
            <text:p text:style-name="P14">[CODIGO]</text:p>
          </table:table-cell>
          <table:table-cell table:style-name="TABLA_5f_RECEPCIONES_5f_FINALIZADAS.D2" office:value-type="string">
            <text:p text:style-name="P14">[DESCRIPCION]</text:p>
          </table:table-cell>
          <table:table-cell table:style-name="TABLA_5f_RECEPCIONES_5f_FINALIZADAS.E2" office:value-type="string">
            <text:p text:style-name="P12">[CANTIDAD]</text:p>
          </table:table-cell>
          <table:table-cell table:style-name="TABLA_5f_RECEPCIONES_5f_FINALIZADAS.F2" office:value-type="string">
            <text:p text:style-name="P13">[VALOR]</text:p>
          </table:table-cell>
          <table:table-cell table:style-name="TABLA_5f_RECEPCIONES_5f_FINALIZADAS.G2" office:value-type="string">
            <text:p text:style-name="P13">[TOTAL]</text:p>
          </table:table-cell>
        </table:table-row>
      </table:table>
      <text:p text:style-name="P3"/>
      <text:p text:style-name="P4"/>
      <text:p text:style-name="P4"/>
      <text:p text:style-name="P4"/>
      <text:p text:style-name="P5"><text:tab/><text:tab/><text:tab/><text:tab/><text:tab/><text:tab/><text:tab/><text:tab/><text:tab/><text:tab/><text:tab/></text:p>
      <text:p text:style-name="P5"/>
      <text:p text:style-name="P5"/>
      <text:p text:style-name="P6"><text:span text:style-name="T4">Recibe:</text:span><text:span text:style-name="T5"> <text:s text:c="2"/>_____________________________________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50728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MT3" style:family="text">
      <style:text-properties style:font-name="Arial1" style:font-name-asian="Arial1" style:font-name-complex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de emisión reporte</text:span><text:span text:style-name="MT3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3:25.170569610</dc:date>
    <meta:generator>LibreOffice/4.4.6.3$Linux_X86_64 LibreOffice_project/40m0$Build-3</meta:generator>
    <meta:editing-duration>PT21H7M38S</meta:editing-duration>
    <meta:editing-cycles>55</meta:editing-cycles>
    <dc:creator>gsantacruz </dc:creator>
    <meta:document-statistic meta:table-count="1" meta:image-count="1" meta:object-count="0" meta:page-count="1" meta:paragraph-count="19" meta:word-count="33" meta:character-count="263" meta:non-whitespace-character-count="233"/>
  </office:meta>
</office:document-meta>
</file>